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0000001E0E5C3E2720E65C9A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cc0000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color="#cc0000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1pt" style:font-size-asian="11pt" style:font-size-complex="11pt"/>
    </style:style>
    <style:style style:name="P3" style:family="paragraph">
      <style:text-properties fo:color="#cc0000"/>
    </style:style>
    <style:style style:name="P4" style:family="paragraph">
      <loext:graphic-properties draw:fill="none" draw:fill-color="#ffffff"/>
      <style:text-properties fo:color="#cc0000"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255cm" svg:height="12.191cm" svg:x="2.676cm" svg:y="7.926cm">
          <draw:image xlink:href="Pictures/1000020100000280000001E0E5C3E2720E65C9A9.png" xlink:type="simple" xlink:show="embed" xlink:actuate="onLoad">
            <text:p/>
          </draw:image>
        </draw:frame>
        <draw:line draw:style-name="gr2" draw:text-style-name="P2" draw:layer="layout" svg:x1="14.081cm" svg:y1="10.525cm" svg:x2="11.818cm" svg:y2="9.863cm">
          <text:p text:style-name="P1"><text:span text:style-name="T1">max (1-quantile)</text:span></text:p>
        </draw:line>
        <draw:frame draw:style-name="gr3" draw:text-style-name="P4" draw:layer="layout" svg:width="3.038cm" svg:height="0.645cm" svg:x="13.317cm" svg:y="10.433cm">
          <draw:text-box>
            <text:p text:style-name="P3"><text:span text:style-name="T2">1-quantile (max)</text:span></text:p>
          </draw:text-box>
        </draw:frame>
        <draw:frame draw:style-name="gr3" draw:text-style-name="P4" draw:layer="layout" svg:width="2.331cm" svg:height="0.645cm" svg:x="13.317cm" svg:y="12.234cm">
          <draw:text-box>
            <text:p text:style-name="P3"><text:span text:style-name="T2">.75-quantile</text:span></text:p>
          </draw:text-box>
        </draw:frame>
        <draw:frame draw:style-name="gr3" draw:text-style-name="P4" draw:layer="layout" svg:width="3.618cm" svg:height="0.645cm" svg:x="13.317cm" svg:y="13.834cm">
          <draw:text-box>
            <text:p text:style-name="P3"><text:span text:style-name="T2">.5-quantile (median)</text:span></text:p>
          </draw:text-box>
        </draw:frame>
        <draw:frame draw:style-name="gr3" draw:text-style-name="P4" draw:layer="layout" svg:width="2.331cm" svg:height="0.645cm" svg:x="13.317cm" svg:y="15.334cm">
          <draw:text-box>
            <text:p text:style-name="P3"><text:span text:style-name="T2">.25-quantile</text:span></text:p>
          </draw:text-box>
        </draw:frame>
        <draw:frame draw:style-name="gr3" draw:text-style-name="P4" draw:layer="layout" svg:width="2.936cm" svg:height="0.645cm" svg:x="13.317cm" svg:y="17.234cm">
          <draw:text-box>
            <text:p text:style-name="P3"><text:span text:style-name="T2">0-quantile (min)</text:span></text:p>
          </draw:text-box>
        </draw:frame>
        <draw:line draw:style-name="gr4" draw:text-style-name="P5" draw:layer="layout" svg:x1="13.446cm" svg:y1="12.684cm" svg:x2="12.049cm" svg:y2="13.319cm">
          <text:p/>
        </draw:line>
        <draw:line draw:style-name="gr4" draw:text-style-name="P5" draw:layer="layout" svg:x1="13.446cm" svg:y1="14.208cm" svg:x2="12.112cm" svg:y2="14.243cm">
          <text:p/>
        </draw:line>
        <draw:line draw:style-name="gr4" draw:text-style-name="P5" draw:layer="layout" svg:x1="13.446cm" svg:y1="15.732cm" svg:x2="12.098cm" svg:y2="15.581cm">
          <text:p/>
        </draw:line>
        <draw:line draw:style-name="gr4" draw:text-style-name="P5" draw:layer="layout" svg:x1="13.447cm" svg:y1="17.608cm" svg:x2="11.686cm" svg:y2="18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3T21:48:40.675867970</meta:creation-date>
    <dc:date>2019-10-13T21:53:02.659394901</dc:date>
    <meta:editing-duration>PT4M22S</meta:editing-duration>
    <meta:editing-cycles>1</meta:editing-cycles>
    <meta:document-statistic meta:object-count="11"/>
    <meta:generator>LibreOffice/6.0.7.3$Linux_X86_64 LibreOffice_project/00m0$Build-3</meta:generator>
  </office:meta>
</office:document-meta>
</file>